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ff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Default zone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Default zone drops'.P28" table:end-x="2.149cm" table:end-y="0.314cm" draw:z-index="0" draw:style-name="gr1" svg:width="22.38cm" svg:height="12.83cm" svg:x="0.092cm" svg:y="0.104cm">
              <draw:object draw:notify-on-update-of-ranges="'Default zone drops'.B1:'Default zone drops'.B1 'Default zone drops'.C1:'Default zone drops'.F1 'Default zone drops'.A15:'Default zone drops'.A15 'Default zone drops'.B15:'Default zone drops'.F15 'Default zone drops'.A16:'Default zone drops'.A16 'Default zone drops'.B16:'Default zone drops'.F16 'Default zone drops'.A17:'Default zone drops'.A17 'Default zone drops'.B17:'Default zone drops'.F17 'Default zone drops'.A18:'Default zone drops'.A18 'Default zone drops'.B18:'Default zone drops'.F18 'Default zone drops'.A19:'Default zone drops'.A19 'Default zone drops'.B19:'Default zone drops'.F19 'Default zone drops'.A20:'Default zone drops'.A20 'Default zone drops'.B20:'Default zone drops'.F20 'Default zone drops'.A21:'Default zone drops'.A21 'Default zone drops'.B21:'Default zone drops'.F21 'Default zone drops'.A22:'Default zone drops'.A22 'Default zone drops'.B22:'Default zone drops'.F22 'Default zone drops'.A23:'Default zone drops'.A23 'Default zone drops'.B23:'Default zone drops'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table:number-columns-repeated="2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lo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total</text:p>
          </table:table-cell>
          <table:table-cell table:formula="of:=SUM([.B2:.B10])" office:value-type="float" office:value="115.5">
            <text:p>115.5</text:p>
          </table:table-cell>
          <table:table-cell table:formula="of:=SUM([.C2:.C10])" office:value-type="float" office:value="130.7">
            <text:p>130.7</text:p>
          </table:table-cell>
          <table:table-cell table:formula="of:=SUM([.D2:.D10])" office:value-type="float" office:value="126">
            <text:p>126</text:p>
          </table:table-cell>
          <table:table-cell table:formula="of:=SUM([.E2:.E10])" office:value-type="float" office:value="120.1">
            <text:p>120.1</text:p>
          </table:table-cell>
          <table:table-cell table:formula="of:=SUM([.F2:.F10])" office:value-type="float" office:value="120.2">
            <text:p>120.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0432900432900433">
            <text:p>0.43%</text:p>
          </table:table-cell>
          <table:table-cell table:style-name="ce2" table:formula="of:=[.C2]/[.C$11]" office:value-type="percentage" office:value="0.0053557765876052">
            <text:p>0.54%</text:p>
          </table:table-cell>
          <table:table-cell table:style-name="ce2" table:formula="of:=[.D2]/[.D$11]" office:value-type="percentage" office:value="0.00793650793650794">
            <text:p>0.79%</text:p>
          </table:table-cell>
          <table:table-cell table:style-name="ce2" table:formula="of:=[.E2]/[.E$11]" office:value-type="percentage" office:value="0.00915903413821815">
            <text:p>0.92%</text:p>
          </table:table-cell>
          <table:table-cell table:style-name="ce2" table:formula="of:=[.F2]/[.F$11]" office:value-type="percentage" office:value="0.00998336106489185">
            <text:p>1.00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0173160173160173">
            <text:p>1.73%</text:p>
          </table:table-cell>
          <table:table-cell table:style-name="ce2" table:formula="of:=[.C3]/[.C$11]" office:value-type="percentage" office:value="0.0459066564651875">
            <text:p>4.59%</text:p>
          </table:table-cell>
          <table:table-cell table:style-name="ce2" table:formula="of:=[.D3]/[.D$11]" office:value-type="percentage" office:value="0.0793650793650794">
            <text:p>7.94%</text:p>
          </table:table-cell>
          <table:table-cell table:style-name="ce2" table:formula="of:=[.E3]/[.E$11]" office:value-type="percentage" office:value="0.124895920066611">
            <text:p>12.49%</text:p>
          </table:table-cell>
          <table:table-cell table:style-name="ce2" table:formula="of:=[.F3]/[.F$11]" office:value-type="percentage" office:value="0.291181364392679">
            <text:p>29.12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0346320346320346">
            <text:p>3.46%</text:p>
          </table:table-cell>
          <table:table-cell table:style-name="ce2" table:formula="of:=[.C4]/[.C$11]" office:value-type="percentage" office:value="0.0765110941086458">
            <text:p>7.65%</text:p>
          </table:table-cell>
          <table:table-cell table:style-name="ce2" table:formula="of:=[.D4]/[.D$11]" office:value-type="percentage" office:value="0.119047619047619">
            <text:p>11.90%</text:p>
          </table:table-cell>
          <table:table-cell table:style-name="ce2" table:formula="of:=[.E4]/[.E$11]" office:value-type="percentage" office:value="0.291423813488759">
            <text:p>29.14%</text:p>
          </table:table-cell>
          <table:table-cell table:style-name="ce2" table:formula="of:=[.F4]/[.F$11]" office:value-type="percentage" office:value="0.249584026622296">
            <text:p>24.96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103896103896104">
            <text:p>10.39%</text:p>
          </table:table-cell>
          <table:table-cell table:style-name="ce2" table:formula="of:=[.C5]/[.C$11]" office:value-type="percentage" office:value="0.153022188217292">
            <text:p>15.30%</text:p>
          </table:table-cell>
          <table:table-cell table:style-name="ce2" table:formula="of:=[.D5]/[.D$11]" office:value-type="percentage" office:value="0.277777777777778">
            <text:p>27.78%</text:p>
          </table:table-cell>
          <table:table-cell table:style-name="ce2" table:formula="of:=[.E5]/[.E$11]" office:value-type="percentage" office:value="0.208159866777685">
            <text:p>20.82%</text:p>
          </table:table-cell>
          <table:table-cell table:style-name="ce2" table:formula="of:=[.F5]/[.F$11]" office:value-type="percentage" office:value="0.166389351081531">
            <text:p>16.64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173160173160173">
            <text:p>17.32%</text:p>
          </table:table-cell>
          <table:table-cell table:style-name="ce2" table:formula="of:=[.C6]/[.C$11]" office:value-type="percentage" office:value="0.26778882938026">
            <text:p>26.78%</text:p>
          </table:table-cell>
          <table:table-cell table:style-name="ce2" table:formula="of:=[.D6]/[.D$11]" office:value-type="percentage" office:value="0.198412698412698">
            <text:p>19.84%</text:p>
          </table:table-cell>
          <table:table-cell table:style-name="ce2" table:formula="of:=[.E6]/[.E$11]" office:value-type="percentage" office:value="0.166527893422148">
            <text:p>16.65%</text:p>
          </table:table-cell>
          <table:table-cell table:style-name="ce2" table:formula="of:=[.F6]/[.F$11]" office:value-type="percentage" office:value="0.0831946755407654">
            <text:p>8.32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.38961038961039">
            <text:p>38.96%</text:p>
          </table:table-cell>
          <table:table-cell table:style-name="ce2" table:formula="of:=[.C7]/[.C$11]" office:value-type="percentage" office:value="0.229533282325937">
            <text:p>22.95%</text:p>
          </table:table-cell>
          <table:table-cell table:style-name="ce2" table:formula="of:=[.D7]/[.D$11]" office:value-type="percentage" office:value="0.119047619047619">
            <text:p>11.90%</text:p>
          </table:table-cell>
          <table:table-cell table:style-name="ce2" table:formula="of:=[.E7]/[.E$11]" office:value-type="percentage" office:value="0.0416319733555371">
            <text:p>4.16%</text:p>
          </table:table-cell>
          <table:table-cell table:style-name="ce2" table:formula="of:=[.F7]/[.F$11]" office:value-type="percentage" office:value="0.0415973377703827">
            <text:p>4.16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.173160173160173">
            <text:p>17.32%</text:p>
          </table:table-cell>
          <table:table-cell table:style-name="ce2" table:formula="of:=[.C8]/[.C$11]" office:value-type="percentage" office:value="0.114766641162969">
            <text:p>11.48%</text:p>
          </table:table-cell>
          <table:table-cell table:style-name="ce2" table:formula="of:=[.D8]/[.D$11]" office:value-type="percentage" office:value="0.0793650793650794">
            <text:p>7.94%</text:p>
          </table:table-cell>
          <table:table-cell table:style-name="ce2" table:formula="of:=[.E8]/[.E$11]" office:value-type="percentage" office:value="0.0416319733555371">
            <text:p>4.16%</text:p>
          </table:table-cell>
          <table:table-cell table:style-name="ce2" table:formula="of:=[.F8]/[.F$11]" office:value-type="percentage" office:value="0.0415973377703827">
            <text:p>4.16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.0606060606060606">
            <text:p>6.06%</text:p>
          </table:table-cell>
          <table:table-cell table:style-name="ce2" table:formula="of:=[.C9]/[.C$11]" office:value-type="percentage" office:value="0.0612088752869166">
            <text:p>6.12%</text:p>
          </table:table-cell>
          <table:table-cell table:style-name="ce2" table:formula="of:=[.D9]/[.D$11]" office:value-type="percentage" office:value="0.0674603174603175">
            <text:p>6.75%</text:p>
          </table:table-cell>
          <table:table-cell table:style-name="ce2" table:formula="of:=[.E9]/[.E$11]" office:value-type="percentage" office:value="0.0666111573688593">
            <text:p>6.66%</text:p>
          </table:table-cell>
          <table:table-cell table:style-name="ce2" table:formula="of:=[.F9]/[.F$11]" office:value-type="percentage" office:value="0.0665557404326123">
            <text:p>6.66%</text:p>
          </table:table-cell>
          <table:table-cell table:number-columns-repeated="1018"/>
        </table:table-row>
        <table:table-row table:style-name="ro1">
          <table:table-cell office:value-type="string">
            <text:p>lore</text:p>
          </table:table-cell>
          <table:table-cell table:style-name="ce2" table:formula="of:=[.B10]/[.B$11]" office:value-type="percentage" office:value="0.0432900432900433">
            <text:p>4.33%</text:p>
          </table:table-cell>
          <table:table-cell table:style-name="ce2" table:formula="of:=[.C10]/[.C$11]" office:value-type="percentage" office:value="0.0459066564651875">
            <text:p>4.59%</text:p>
          </table:table-cell>
          <table:table-cell table:style-name="ce2" table:formula="of:=[.D10]/[.D$11]" office:value-type="percentage" office:value="0.0515873015873016">
            <text:p>5.16%</text:p>
          </table:table-cell>
          <table:table-cell table:style-name="ce2" table:formula="of:=[.E10]/[.E$11]" office:value-type="percentage" office:value="0.0499583680266445">
            <text:p>5.00%</text:p>
          </table:table-cell>
          <table:table-cell table:style-name="ce2" table:formula="of:=[.F10]/[.F$11]" office:value-type="percentage" office:value="0.0499168053244592">
            <text:p>4.99%</text:p>
          </table:table-cell>
          <table:table-cell table:number-columns-repeated="1018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e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Store drops'.Q27" table:end-x="0.042cm" table:end-y="0.366cm" draw:z-index="0" draw:style-name="gr1" svg:width="22.531cm" svg:height="12.415cm" svg:x="0.092cm" svg:y="0.104cm">
              <draw:object draw:notify-on-update-of-ranges="'Boss drops'.B1:'Boss drops'.F1 'Boss drops'.A15:'Boss drops'.A15 'Boss drops'.B15:'Boss drops'.F15 'Boss drops'.A16:'Boss drops'.A16 'Boss drops'.B16:'Boss drops'.F16 'Boss drops'.A17:'Boss drops'.A17 'Boss drops'.B17:'Boss drops'.F17 'Boss drops'.A18:'Boss drops'.A18 'Boss drops'.B18:'Boss drops'.F18 'Boss drops'.A19:'Boss drops'.A19 'Boss drops'.B19:'Boss drops'.F19 'Boss drops'.A20:'Boss drops'.A20 'Boss drops'.B20:'Boss drops'.F20 'Boss drops'.A21:'Boss drops'.A21 'Boss drops'.B21:'Boss drops'.F21 'Boss drops'.A22:'Boss drops'.A22 'Boss drops'.B22:'Boss drops'.F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table:number-columns-repeated="5"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number-columns-repeated="5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105.5">
            <text:p>105.5</text:p>
          </table:table-cell>
          <table:table-cell table:formula="of:=SUM([.C2:.C8])" office:value-type="float" office:value="106.5">
            <text:p>106.5</text:p>
          </table:table-cell>
          <table:table-cell table:formula="of:=SUM([.D2:.D8])" office:value-type="float" office:value="108.5">
            <text:p>108.5</text:p>
          </table:table-cell>
          <table:table-cell table:formula="of:=SUM([.E2:.E8])" office:value-type="float" office:value="119.5">
            <text:p>119.5</text:p>
          </table:table-cell>
          <table:table-cell table:formula="of:=SUM([.F2:.F8])" office:value-type="float" office:value="115.5">
            <text:p>115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04739336492891">
            <text:p>0.47%</text:p>
          </table:table-cell>
          <table:table-cell table:style-name="ce2" table:formula="of:=[.C2]/[.C$11]" office:value-type="percentage" office:value="0.00469483568075117">
            <text:p>0.47%</text:p>
          </table:table-cell>
          <table:table-cell table:style-name="ce2" table:formula="of:=[.D2]/[.D$11]" office:value-type="percentage" office:value="0.00460829493087558">
            <text:p>0.46%</text:p>
          </table:table-cell>
          <table:table-cell table:style-name="ce2" table:formula="of:=[.E2]/[.E$11]" office:value-type="percentage" office:value="0.00418410041841004">
            <text:p>0.42%</text:p>
          </table:table-cell>
          <table:table-cell table:style-name="ce2" table:formula="of:=[.F2]/[.F$11]" office:value-type="percentage" office:value="0.00432900432900433">
            <text:p>0.43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0947867298578199">
            <text:p>9.48%</text:p>
          </table:table-cell>
          <table:table-cell table:style-name="ce2" table:formula="of:=[.C3]/[.C$11]" office:value-type="percentage" office:value="0.187793427230047">
            <text:p>18.78%</text:p>
          </table:table-cell>
          <table:table-cell table:style-name="ce2" table:formula="of:=[.D3]/[.D$11]" office:value-type="percentage" office:value="0.276497695852535">
            <text:p>27.65%</text:p>
          </table:table-cell>
          <table:table-cell table:style-name="ce2" table:formula="of:=[.E3]/[.E$11]" office:value-type="percentage" office:value="0.334728033472803">
            <text:p>33.47%</text:p>
          </table:table-cell>
          <table:table-cell table:style-name="ce2" table:formula="of:=[.F3]/[.F$11]" office:value-type="percentage" office:value="0.432900432900433">
            <text:p>43.29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14218009478673">
            <text:p>14.22%</text:p>
          </table:table-cell>
          <table:table-cell table:style-name="ce2" table:formula="of:=[.C4]/[.C$11]" office:value-type="percentage" office:value="0.169014084507042">
            <text:p>16.90%</text:p>
          </table:table-cell>
          <table:table-cell table:style-name="ce2" table:formula="of:=[.D4]/[.D$11]" office:value-type="percentage" office:value="0.202764976958525">
            <text:p>20.28%</text:p>
          </table:table-cell>
          <table:table-cell table:style-name="ce2" table:formula="of:=[.E4]/[.E$11]" office:value-type="percentage" office:value="0.251046025104602">
            <text:p>25.10%</text:p>
          </table:table-cell>
          <table:table-cell table:style-name="ce2" table:formula="of:=[.F4]/[.F$11]" office:value-type="percentage" office:value="0.25974025974026">
            <text:p>25.97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23696682464455">
            <text:p>23.70%</text:p>
          </table:table-cell>
          <table:table-cell table:style-name="ce2" table:formula="of:=[.C5]/[.C$11]" office:value-type="percentage" office:value="0.234741784037559">
            <text:p>23.47%</text:p>
          </table:table-cell>
          <table:table-cell table:style-name="ce2" table:formula="of:=[.D5]/[.D$11]" office:value-type="percentage" office:value="0.230414746543779">
            <text:p>23.04%</text:p>
          </table:table-cell>
          <table:table-cell table:style-name="ce2" table:formula="of:=[.E5]/[.E$11]" office:value-type="percentage" office:value="0.209205020920502">
            <text:p>20.92%</text:p>
          </table:table-cell>
          <table:table-cell table:style-name="ce2" table:formula="of:=[.F5]/[.F$11]" office:value-type="percentage" office:value="0.216450216450216">
            <text:p>21.65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42654028436019">
            <text:p>42.65%</text:p>
          </table:table-cell>
          <table:table-cell table:style-name="ce2" table:formula="of:=[.C6]/[.C$11]" office:value-type="percentage" office:value="0.328638497652582">
            <text:p>32.86%</text:p>
          </table:table-cell>
          <table:table-cell table:style-name="ce2" table:formula="of:=[.D6]/[.D$11]" office:value-type="percentage" office:value="0.230414746543779">
            <text:p>23.04%</text:p>
          </table:table-cell>
          <table:table-cell table:style-name="ce2" table:formula="of:=[.E6]/[.E$11]" office:value-type="percentage" office:value="0.167364016736402">
            <text:p>16.74%</text:p>
          </table:table-cell>
          <table:table-cell table:style-name="ce2" table:formula="of:=[.F6]/[.F$11]" office:value-type="percentage" office:value="0.0865800865800866">
            <text:p>8.66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.0947867298578199">
            <text:p>9.48%</text:p>
          </table:table-cell>
          <table:table-cell table:style-name="ce2" table:formula="of:=[.C7]/[.C$11]" office:value-type="percentage" office:value="0.0751173708920188">
            <text:p>7.51%</text:p>
          </table:table-cell>
          <table:table-cell table:style-name="ce2" table:formula="of:=[.D7]/[.D$11]" office:value-type="percentage" office:value="0.0552995391705069">
            <text:p>5.53%</text:p>
          </table:table-cell>
          <table:table-cell table:style-name="ce2" table:formula="of:=[.E7]/[.E$11]" office:value-type="percentage" office:value="0.0334728033472803">
            <text:p>3.35%</text:p>
          </table:table-cell>
          <table:table-cell table:style-name="ce2" table:formula="of:=[.F7]/[.F$11]" office:value-type="percentage" office:value="0">
            <text:p>0.00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">
            <text:p>0.00%</text:p>
          </table:table-cell>
          <table:table-cell table:style-name="ce2" table:formula="of:=[.C8]/[.C$11]" office:value-type="percentage" office:value="0">
            <text:p>0.00%</text:p>
          </table:table-cell>
          <table:table-cell table:style-name="ce2" table:formula="of:=[.D8]/[.D$11]" office:value-type="percentage" office:value="0">
            <text:p>0.00%</text:p>
          </table:table-cell>
          <table:table-cell table:style-name="ce2" table:formula="of:=[.E8]/[.E$11]" office:value-type="percentage" office:value="0">
            <text:p>0.00%</text:p>
          </table:table-cell>
          <table:table-cell table:style-name="ce2" table:formula="of:=[.F8]/[.F$11]" office:value-type="percentage" office:value="0">
            <text:p>0.00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">
            <text:p>0.00%</text:p>
          </table:table-cell>
          <table:table-cell table:style-name="ce2" table:formula="of:=[.C9]/[.C$11]" office:value-type="percentage" office:value="0">
            <text:p>0.00%</text:p>
          </table:table-cell>
          <table:table-cell table:style-name="ce2" table:formula="of:=[.D9]/[.D$11]" office:value-type="percentage" office:value="0">
            <text:p>0.00%</text:p>
          </table:table-cell>
          <table:table-cell table:style-name="ce2" table:formula="of:=[.E9]/[.E$11]" office:value-type="percentage" office:value="0">
            <text:p>0.00%</text:p>
          </table:table-cell>
          <table:table-cell table:style-name="ce2" table:formula="of:=[.F9]/[.F$11]" office:value-type="percentage" office:value="0">
            <text:p>0.00%</text:p>
          </table:table-cell>
          <table:table-cell table:number-columns-repeated="1018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ss drops" table:style-name="ta1" table:print="false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>
            <draw:frame table:end-cell-address="'Boss drops'.Q27" table:end-x="0.042cm" table:end-y="0.366cm" draw:z-index="0" draw:style-name="gr1" svg:width="22.531cm" svg:height="12.415cm" svg:x="0.092cm" svg:y="0.104cm">
              <draw:object draw:notify-on-update-of-ranges="'Boss drops'.A1:'Boss drops'.A1 'Boss drops'.B1:'Boss drops'.F1 'Boss drops'.A15:'Boss drops'.A15 'Boss drops'.B15:'Boss drops'.F15 'Boss drops'.A16:'Boss drops'.A16 'Boss drops'.B16:'Boss drops'.F16 'Boss drops'.A17:'Boss drops'.A17 'Boss drops'.B17:'Boss drops'.F17 'Boss drops'.A18:'Boss drops'.A18 'Boss drops'.B18:'Boss drops'.F18 'Boss drops'.A19:'Boss drops'.A19 'Boss drops'.B19:'Boss drops'.F19 'Boss drops'.A20:'Boss drops'.A20 'Boss drops'.B20:'Boss drops'.F20 'Boss drops'.A21:'Boss drops'.A21 'Boss drops'.B21:'Boss drops'.F21 'Boss drops'.A22:'Boss drops'.A22 'Boss drops'.B22:'Boss drops'.F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017"/>
        </table:table-row>
        <table:table-row table:style-name="ro1">
          <table:table-cell office:value-type="string">
            <text:p>uniqu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number-columns-repeated="5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number-columns-repeated="5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98">
            <text:p>98</text:p>
          </table:table-cell>
          <table:table-cell table:formula="of:=SUM([.C2:.C8])" office:value-type="float" office:value="102">
            <text:p>102</text:p>
          </table:table-cell>
          <table:table-cell table:formula="of:=SUM([.D2:.D8])" office:value-type="float" office:value="107">
            <text:p>107</text:p>
          </table:table-cell>
          <table:table-cell table:formula="of:=SUM([.E2:.E8])" office:value-type="float" office:value="121">
            <text:p>121</text:p>
          </table:table-cell>
          <table:table-cell table:formula="of:=SUM([.F2:.F8])" office:value-type="float" office:value="122">
            <text:p>12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nique</text:p>
          </table:table-cell>
          <table:table-cell table:style-name="ce2" table:formula="of:=[.B2]/[.B$11]" office:value-type="percentage" office:value="0.0306122448979592">
            <text:p>3.06%</text:p>
          </table:table-cell>
          <table:table-cell table:style-name="ce2" table:formula="of:=[.C2]/[.C$11]" office:value-type="percentage" office:value="0.0392156862745098">
            <text:p>3.92%</text:p>
          </table:table-cell>
          <table:table-cell table:style-name="ce2" table:formula="of:=[.D2]/[.D$11]" office:value-type="percentage" office:value="0.0467289719626168">
            <text:p>4.67%</text:p>
          </table:table-cell>
          <table:table-cell table:style-name="ce2" table:formula="of:=[.E2]/[.E$11]" office:value-type="percentage" office:value="0.0495867768595041">
            <text:p>4.96%</text:p>
          </table:table-cell>
          <table:table-cell table:style-name="ce2" table:formula="of:=[.F2]/[.F$11]" office:value-type="percentage" office:value="0.0573770491803279">
            <text:p>5.74%</text:p>
          </table:table-cell>
          <table:table-cell table:number-columns-repeated="1018"/>
        </table:table-row>
        <table:table-row table:style-name="ro1">
          <table:table-cell office:value-type="string">
            <text:p>double greater</text:p>
          </table:table-cell>
          <table:table-cell table:style-name="ce2" table:formula="of:=[.B3]/[.B$11]" office:value-type="percentage" office:value="0.102040816326531">
            <text:p>10.20%</text:p>
          </table:table-cell>
          <table:table-cell table:style-name="ce2" table:formula="of:=[.C3]/[.C$11]" office:value-type="percentage" office:value="0.196078431372549">
            <text:p>19.61%</text:p>
          </table:table-cell>
          <table:table-cell table:style-name="ce2" table:formula="of:=[.D3]/[.D$11]" office:value-type="percentage" office:value="0.280373831775701">
            <text:p>28.04%</text:p>
          </table:table-cell>
          <table:table-cell table:style-name="ce2" table:formula="of:=[.E3]/[.E$11]" office:value-type="percentage" office:value="0.330578512396694">
            <text:p>33.06%</text:p>
          </table:table-cell>
          <table:table-cell table:style-name="ce2" table:formula="of:=[.F3]/[.F$11]" office:value-type="percentage" office:value="0.40983606557377">
            <text:p>40.98%</text:p>
          </table:table-cell>
          <table:table-cell table:number-columns-repeated="1018"/>
        </table:table-row>
        <table:table-row table:style-name="ro1">
          <table:table-cell office:value-type="string">
            <text:p>Greater + ego</text:p>
          </table:table-cell>
          <table:table-cell table:style-name="ce2" table:formula="of:=[.B4]/[.B$11]" office:value-type="percentage" office:value="0.153061224489796">
            <text:p>15.31%</text:p>
          </table:table-cell>
          <table:table-cell table:style-name="ce2" table:formula="of:=[.C4]/[.C$11]" office:value-type="percentage" office:value="0.176470588235294">
            <text:p>17.65%</text:p>
          </table:table-cell>
          <table:table-cell table:style-name="ce2" table:formula="of:=[.D4]/[.D$11]" office:value-type="percentage" office:value="0.205607476635514">
            <text:p>20.56%</text:p>
          </table:table-cell>
          <table:table-cell table:style-name="ce2" table:formula="of:=[.E4]/[.E$11]" office:value-type="percentage" office:value="0.247933884297521">
            <text:p>24.79%</text:p>
          </table:table-cell>
          <table:table-cell table:style-name="ce2" table:formula="of:=[.F4]/[.F$11]" office:value-type="percentage" office:value="0.245901639344262">
            <text:p>24.59%</text:p>
          </table:table-cell>
          <table:table-cell table:number-columns-repeated="1018"/>
        </table:table-row>
        <table:table-row table:style-name="ro1">
          <table:table-cell office:value-type="string">
            <text:p>greater</text:p>
          </table:table-cell>
          <table:table-cell table:style-name="ce2" table:formula="of:=[.B5]/[.B$11]" office:value-type="percentage" office:value="0.255102040816327">
            <text:p>25.51%</text:p>
          </table:table-cell>
          <table:table-cell table:style-name="ce2" table:formula="of:=[.C5]/[.C$11]" office:value-type="percentage" office:value="0.245098039215686">
            <text:p>24.51%</text:p>
          </table:table-cell>
          <table:table-cell table:style-name="ce2" table:formula="of:=[.D5]/[.D$11]" office:value-type="percentage" office:value="0.233644859813084">
            <text:p>23.36%</text:p>
          </table:table-cell>
          <table:table-cell table:style-name="ce2" table:formula="of:=[.E5]/[.E$11]" office:value-type="percentage" office:value="0.206611570247934">
            <text:p>20.66%</text:p>
          </table:table-cell>
          <table:table-cell table:style-name="ce2" table:formula="of:=[.F5]/[.F$11]" office:value-type="percentage" office:value="0.204918032786885">
            <text:p>20.49%</text:p>
          </table:table-cell>
          <table:table-cell table:number-columns-repeated="1018"/>
        </table:table-row>
        <table:table-row table:style-name="ro1">
          <table:table-cell office:value-type="string">
            <text:p>double ego</text:p>
          </table:table-cell>
          <table:table-cell table:style-name="ce2" table:formula="of:=[.B6]/[.B$11]" office:value-type="percentage" office:value="0.459183673469388">
            <text:p>45.92%</text:p>
          </table:table-cell>
          <table:table-cell table:style-name="ce2" table:formula="of:=[.C6]/[.C$11]" office:value-type="percentage" office:value="0.343137254901961">
            <text:p>34.31%</text:p>
          </table:table-cell>
          <table:table-cell table:style-name="ce2" table:formula="of:=[.D6]/[.D$11]" office:value-type="percentage" office:value="0.233644859813084">
            <text:p>23.36%</text:p>
          </table:table-cell>
          <table:table-cell table:style-name="ce2" table:formula="of:=[.E6]/[.E$11]" office:value-type="percentage" office:value="0.165289256198347">
            <text:p>16.53%</text:p>
          </table:table-cell>
          <table:table-cell table:style-name="ce2" table:formula="of:=[.F6]/[.F$11]" office:value-type="percentage" office:value="0.0819672131147541">
            <text:p>8.20%</text:p>
          </table:table-cell>
          <table:table-cell table:number-columns-repeated="1018"/>
        </table:table-row>
        <table:table-row table:style-name="ro1">
          <table:table-cell office:value-type="string">
            <text:p>ego</text:p>
          </table:table-cell>
          <table:table-cell table:style-name="ce2" table:formula="of:=[.B7]/[.B$11]" office:value-type="percentage" office:value="0">
            <text:p>0.00%</text:p>
          </table:table-cell>
          <table:table-cell table:style-name="ce2" table:formula="of:=[.C7]/[.C$11]" office:value-type="percentage" office:value="0">
            <text:p>0.00%</text:p>
          </table:table-cell>
          <table:table-cell table:style-name="ce2" table:formula="of:=[.D7]/[.D$11]" office:value-type="percentage" office:value="0">
            <text:p>0.00%</text:p>
          </table:table-cell>
          <table:table-cell table:style-name="ce2" table:formula="of:=[.E7]/[.E$11]" office:value-type="percentage" office:value="0">
            <text:p>0.00%</text:p>
          </table:table-cell>
          <table:table-cell table:style-name="ce2" table:formula="of:=[.F7]/[.F$11]" office:value-type="percentage" office:value="0">
            <text:p>0.00%</text:p>
          </table:table-cell>
          <table:table-cell table:number-columns-repeated="1018"/>
        </table:table-row>
        <table:table-row table:style-name="ro1">
          <table:table-cell office:value-type="string">
            <text:p>basic</text:p>
          </table:table-cell>
          <table:table-cell table:style-name="ce2" table:formula="of:=[.B8]/[.B$11]" office:value-type="percentage" office:value="0">
            <text:p>0.00%</text:p>
          </table:table-cell>
          <table:table-cell table:style-name="ce2" table:formula="of:=[.C8]/[.C$11]" office:value-type="percentage" office:value="0">
            <text:p>0.00%</text:p>
          </table:table-cell>
          <table:table-cell table:style-name="ce2" table:formula="of:=[.D8]/[.D$11]" office:value-type="percentage" office:value="0">
            <text:p>0.00%</text:p>
          </table:table-cell>
          <table:table-cell table:style-name="ce2" table:formula="of:=[.E8]/[.E$11]" office:value-type="percentage" office:value="0">
            <text:p>0.00%</text:p>
          </table:table-cell>
          <table:table-cell table:style-name="ce2" table:formula="of:=[.F8]/[.F$11]" office:value-type="percentage" office:value="0">
            <text:p>0.00%</text:p>
          </table:table-cell>
          <table:table-cell table:number-columns-repeated="1018"/>
        </table:table-row>
        <table:table-row table:style-name="ro1">
          <table:table-cell office:value-type="string">
            <text:p>money</text:p>
          </table:table-cell>
          <table:table-cell table:style-name="ce2" table:formula="of:=[.B9]/[.B$11]" office:value-type="percentage" office:value="0.0408163265306122">
            <text:p>4.08%</text:p>
          </table:table-cell>
          <table:table-cell table:style-name="ce2" table:formula="of:=[.C9]/[.C$11]" office:value-type="percentage" office:value="0.0392156862745098">
            <text:p>3.92%</text:p>
          </table:table-cell>
          <table:table-cell table:style-name="ce2" table:formula="of:=[.D9]/[.D$11]" office:value-type="percentage" office:value="0.0373831775700935">
            <text:p>3.74%</text:p>
          </table:table-cell>
          <table:table-cell table:style-name="ce2" table:formula="of:=[.E9]/[.E$11]" office:value-type="percentage" office:value="0.0330578512396694">
            <text:p>3.31%</text:p>
          </table:table-cell>
          <table:table-cell table:style-name="ce2" table:formula="of:=[.F9]/[.F$11]" office:value-type="percentage" office:value="0.0327868852459016">
            <text:p>3.28%</text:p>
          </table:table-cell>
          <table:table-cell table:number-columns-repeated="1018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7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3-07T09:36:08</meta:creation-date>
    <dc:date>2011-04-02T17:14:16</dc:date>
    <meta:editing-duration>PT3H30M6S</meta:editing-duration>
    <meta:editing-cycles>8</meta:editing-cycles>
    <meta:generator>LibreOffice/3.3$Unix LibreOffice_project/330m19$Build-8</meta:generator>
    <meta:document-statistic meta:table-count="3" meta:cell-count="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 style:data-style-name="N11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1cm" svg:height="12.831cm" xlink:href=".." xlink:type="simple" chart:class="chart:line" chart:style-name="ch1">
        <chart:legend chart:legend-position="end" svg:x="19.877cm" svg:y="4.766cm" chart:style-name="ch2"/>
        <chart:plot-area chart:style-name="ch3" table:cell-range-address="'Default zone drops'.B1:'Default zone drops'.F1 'Default zone drops'.A15:'Default zone drops'.F23" chart:data-source-has-labels="both" svg:x="0.897cm" svg:y="1.159cm" svg:width="18.086cm" svg:height="10.996cm">
          <chartooo:coordinate-region svg:x="2.107cm" svg:y="1.316cm" svg:width="16.876cm" svg:height="10.278cm"/>
          <chart:axis chart:dimension="x" chart:name="primary-x" chart:style-name="ch4">
            <chart:categories table:cell-range-address="'Default zone drops'.C1:'Default zone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fault zone drops'.B15:'Default zone drops'.F15" chart:label-cell-address="'Default zone drops'.A15:'Default zone drops'.A15" chart:class="chart:line">
            <chart:data-point chart:repeated="5"/>
          </chart:series>
          <chart:series chart:style-name="ch8" chart:values-cell-range-address="'Default zone drops'.B16:'Default zone drops'.F16" chart:label-cell-address="'Default zone drops'.A16:'Default zone drops'.A16" chart:class="chart:line">
            <chart:data-point chart:repeated="5"/>
          </chart:series>
          <chart:series chart:style-name="ch9" chart:values-cell-range-address="'Default zone drops'.B17:'Default zone drops'.F17" chart:label-cell-address="'Default zone drops'.A17:'Default zone drops'.A17" chart:class="chart:line">
            <chart:data-point chart:repeated="5"/>
          </chart:series>
          <chart:series chart:style-name="ch10" chart:values-cell-range-address="'Default zone drops'.B18:'Default zone drops'.F18" chart:label-cell-address="'Default zone drops'.A18:'Default zone drops'.A18" chart:class="chart:line">
            <chart:data-point chart:repeated="5"/>
          </chart:series>
          <chart:series chart:style-name="ch11" chart:values-cell-range-address="'Default zone drops'.B19:'Default zone drops'.F19" chart:label-cell-address="'Default zone drops'.A19:'Default zone drops'.A19" chart:class="chart:line">
            <chart:data-point chart:repeated="5"/>
          </chart:series>
          <chart:series chart:style-name="ch12" chart:values-cell-range-address="'Default zone drops'.B20:'Default zone drops'.F20" chart:label-cell-address="'Default zone drops'.A20:'Default zone drops'.A20" chart:class="chart:line">
            <chart:data-point chart:repeated="5"/>
          </chart:series>
          <chart:series chart:style-name="ch13" chart:values-cell-range-address="'Default zone drops'.B21:'Default zone drops'.F21" chart:label-cell-address="'Default zone drops'.A21:'Default zone drops'.A21" chart:class="chart:line">
            <chart:data-point chart:repeated="5"/>
          </chart:series>
          <chart:series chart:style-name="ch14" chart:values-cell-range-address="'Default zone drops'.B22:'Default zone drops'.F22" chart:label-cell-address="'Default zone drops'.A22:'Default zone drops'.A22" chart:class="chart:line">
            <chart:data-point chart:repeated="5"/>
          </chart:series>
          <chart:series chart:style-name="ch15" chart:values-cell-range-address="'Default zone drops'.B23:'Default zone drops'.F23" chart:label-cell-address="'Default zone drops'.A23:'Default zone drops'.A23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Default zone drops'.C1:'Default zone drops'.F1</svg:desc>
                </draw:g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unique</text:p>
                <draw:g>
                  <svg:desc>'Default zone drops'.A15:'Default zone drops'.A15</svg:desc>
                </draw:g>
              </table:table-cell>
              <table:table-cell office:value-type="float" office:value="0.00432900432900433">
                <text:p>0.00432900432900433</text:p>
                <draw:g>
                  <svg:desc>'Default zone drops'.B15:'Default zone drops'.F15</svg:desc>
                </draw:g>
              </table:table-cell>
              <table:table-cell office:value-type="float" office:value="0.0053557765876052">
                <text:p>0.0053557765876052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0.00915903413821815">
                <text:p>0.00915903413821815</text:p>
              </table:table-cell>
              <table:table-cell office:value-type="float" office:value="0.00998336106489185">
                <text:p>0.00998336106489185</text:p>
              </table:table-cell>
            </table:table-row>
            <table:table-row>
              <table:table-cell office:value-type="string">
                <text:p>double greater</text:p>
                <draw:g>
                  <svg:desc>'Default zone drops'.A16:'Default zone drops'.A16</svg:desc>
                </draw:g>
              </table:table-cell>
              <table:table-cell office:value-type="float" office:value="0.0173160173160173">
                <text:p>0.0173160173160173</text:p>
                <draw:g>
                  <svg:desc>'Default zone drops'.B16:'Default zone drops'.F16</svg:desc>
                </draw:g>
              </table:table-cell>
              <table:table-cell office:value-type="float" office:value="0.0459066564651875">
                <text:p>0.0459066564651875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0.124895920066611">
                <text:p>0.124895920066611</text:p>
              </table:table-cell>
              <table:table-cell office:value-type="float" office:value="0.291181364392679">
                <text:p>0.291181364392679</text:p>
              </table:table-cell>
            </table:table-row>
            <table:table-row>
              <table:table-cell office:value-type="string">
                <text:p>Greater + ego</text:p>
                <draw:g>
                  <svg:desc>'Default zone drops'.A17:'Default zone drops'.A17</svg:desc>
                </draw:g>
              </table:table-cell>
              <table:table-cell office:value-type="float" office:value="0.0346320346320346">
                <text:p>0.0346320346320346</text:p>
                <draw:g>
                  <svg:desc>'Default zone drops'.B17:'Default zone drops'.F17</svg:desc>
                </draw:g>
              </table:table-cell>
              <table:table-cell office:value-type="float" office:value="0.0765110941086458">
                <text:p>0.0765110941086458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291423813488759">
                <text:p>0.291423813488759</text:p>
              </table:table-cell>
              <table:table-cell office:value-type="float" office:value="0.249584026622296">
                <text:p>0.249584026622296</text:p>
              </table:table-cell>
            </table:table-row>
            <table:table-row>
              <table:table-cell office:value-type="string">
                <text:p>greater</text:p>
                <draw:g>
                  <svg:desc>'Default zone drops'.A18:'Default zone drops'.A18</svg:desc>
                </draw:g>
              </table:table-cell>
              <table:table-cell office:value-type="float" office:value="0.103896103896104">
                <text:p>0.103896103896104</text:p>
                <draw:g>
                  <svg:desc>'Default zone drops'.B18:'Default zone drops'.F18</svg:desc>
                </draw:g>
              </table:table-cell>
              <table:table-cell office:value-type="float" office:value="0.153022188217292">
                <text:p>0.15302218821729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08159866777685">
                <text:p>0.208159866777685</text:p>
              </table:table-cell>
              <table:table-cell office:value-type="float" office:value="0.166389351081531">
                <text:p>0.166389351081531</text:p>
              </table:table-cell>
            </table:table-row>
            <table:table-row>
              <table:table-cell office:value-type="string">
                <text:p>double ego</text:p>
                <draw:g>
                  <svg:desc>'Default zone drops'.A19:'Default zone drops'.A19</svg:desc>
                </draw:g>
              </table:table-cell>
              <table:table-cell office:value-type="float" office:value="0.173160173160173">
                <text:p>0.173160173160173</text:p>
                <draw:g>
                  <svg:desc>'Default zone drops'.B19:'Default zone drops'.F19</svg:desc>
                </draw:g>
              </table:table-cell>
              <table:table-cell office:value-type="float" office:value="0.26778882938026">
                <text:p>0.26778882938026</text:p>
              </table:table-cell>
              <table:table-cell office:value-type="float" office:value="0.198412698412698">
                <text:p>0.198412698412698</text:p>
              </table:table-cell>
              <table:table-cell office:value-type="float" office:value="0.166527893422148">
                <text:p>0.166527893422148</text:p>
              </table:table-cell>
              <table:table-cell office:value-type="float" office:value="0.0831946755407654">
                <text:p>0.0831946755407654</text:p>
              </table:table-cell>
            </table:table-row>
            <table:table-row>
              <table:table-cell office:value-type="string">
                <text:p>ego</text:p>
                <draw:g>
                  <svg:desc>'Default zone drops'.A20:'Default zone drops'.A20</svg:desc>
                </draw:g>
              </table:table-cell>
              <table:table-cell office:value-type="float" office:value="0.38961038961039">
                <text:p>0.38961038961039</text:p>
                <draw:g>
                  <svg:desc>'Default zone drops'.B20:'Default zone drops'.F20</svg:desc>
                </draw:g>
              </table:table-cell>
              <table:table-cell office:value-type="float" office:value="0.229533282325937">
                <text:p>0.229533282325937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0416319733555371">
                <text:p>0.0416319733555371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basic</text:p>
                <draw:g>
                  <svg:desc>'Default zone drops'.A21:'Default zone drops'.A21</svg:desc>
                </draw:g>
              </table:table-cell>
              <table:table-cell office:value-type="float" office:value="0.173160173160173">
                <text:p>0.173160173160173</text:p>
                <draw:g>
                  <svg:desc>'Default zone drops'.B21:'Default zone drops'.F21</svg:desc>
                </draw:g>
              </table:table-cell>
              <table:table-cell office:value-type="float" office:value="0.114766641162969">
                <text:p>0.114766641162969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0.0416319733555371">
                <text:p>0.0416319733555371</text:p>
              </table:table-cell>
              <table:table-cell office:value-type="float" office:value="0.0415973377703827">
                <text:p>0.0415973377703827</text:p>
              </table:table-cell>
            </table:table-row>
            <table:table-row>
              <table:table-cell office:value-type="string">
                <text:p>money</text:p>
                <draw:g>
                  <svg:desc>'Default zone drops'.A22:'Default zone drops'.A22</svg:desc>
                </draw:g>
              </table:table-cell>
              <table:table-cell office:value-type="float" office:value="0.0606060606060606">
                <text:p>0.0606060606060606</text:p>
                <draw:g>
                  <svg:desc>'Default zone drops'.B22:'Default zone drops'.F22</svg:desc>
                </draw:g>
              </table:table-cell>
              <table:table-cell office:value-type="float" office:value="0.0612088752869166">
                <text:p>0.0612088752869166</text:p>
              </table:table-cell>
              <table:table-cell office:value-type="float" office:value="0.0674603174603175">
                <text:p>0.0674603174603175</text:p>
              </table:table-cell>
              <table:table-cell office:value-type="float" office:value="0.0666111573688593">
                <text:p>0.0666111573688593</text:p>
              </table:table-cell>
              <table:table-cell office:value-type="float" office:value="0.0665557404326123">
                <text:p>0.0665557404326123</text:p>
              </table:table-cell>
            </table:table-row>
            <table:table-row>
              <table:table-cell office:value-type="string">
                <text:p>lore</text:p>
                <draw:g>
                  <svg:desc>'Default zone drops'.A23:'Default zone drops'.A23</svg:desc>
                </draw:g>
              </table:table-cell>
              <table:table-cell office:value-type="float" office:value="0.0432900432900433">
                <text:p>0.0432900432900433</text:p>
                <draw:g>
                  <svg:desc>'Default zone drops'.B23:'Default zone drops'.F23</svg:desc>
                </draw:g>
              </table:table-cell>
              <table:table-cell office:value-type="float" office:value="0.0459066564651875">
                <text:p>0.0459066564651875</text:p>
              </table:table-cell>
              <table:table-cell office:value-type="float" office:value="0.0515873015873016">
                <text:p>0.0515873015873016</text:p>
              </table:table-cell>
              <table:table-cell office:value-type="float" office:value="0.0499583680266445">
                <text:p>0.0499583680266445</text:p>
              </table:table-cell>
              <table:table-cell office:value-type="float" office:value="0.0499168053244592">
                <text:p>0.0499168053244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32cm" svg:height="11.776cm" xlink:href=".." chart:class="chart:line" chart:style-name="ch1">
        <chart:legend chart:legend-position="end" svg:x="19.618cm" svg:y="4.322cm" chart:style-name="ch2"/>
        <chart:plot-area chart:style-name="ch3" table:cell-range-address="'Boss drops'.A1:'Boss drops'.F1 'Boss drops'.A15:'Boss drops'.F22" chart:data-source-has-labels="both" svg:x="0.45cm" svg:y="0.235cm" svg:width="18.719cm" svg:height="11.071cm">
          <chart:axis chart:dimension="x" chart:name="primary-x" chart:style-name="ch4">
            <chart:categories table:cell-range-address="'Boss drops'.B1:'Boss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ss drops'.B15:'Boss drops'.F15" chart:label-cell-address="'Boss drops'.A15:'Boss drops'.A15" chart:class="chart:line">
            <chart:data-point chart:repeated="5"/>
          </chart:series>
          <chart:series chart:style-name="ch8" chart:values-cell-range-address="'Boss drops'.B16:'Boss drops'.F16" chart:label-cell-address="'Boss drops'.A16:'Boss drops'.A16" chart:class="chart:line">
            <chart:data-point chart:repeated="5"/>
          </chart:series>
          <chart:series chart:style-name="ch9" chart:values-cell-range-address="'Boss drops'.B17:'Boss drops'.F17" chart:label-cell-address="'Boss drops'.A17:'Boss drops'.A17" chart:class="chart:line">
            <chart:data-point chart:repeated="5"/>
          </chart:series>
          <chart:series chart:style-name="ch10" chart:values-cell-range-address="'Boss drops'.B18:'Boss drops'.F18" chart:label-cell-address="'Boss drops'.A18:'Boss drops'.A18" chart:class="chart:line">
            <chart:data-point chart:repeated="5"/>
          </chart:series>
          <chart:series chart:style-name="ch11" chart:values-cell-range-address="'Boss drops'.B19:'Boss drops'.F19" chart:label-cell-address="'Boss drops'.A19:'Boss drops'.A19" chart:class="chart:line">
            <chart:data-point chart:repeated="5"/>
          </chart:series>
          <chart:series chart:style-name="ch12" chart:values-cell-range-address="'Boss drops'.B20:'Boss drops'.F20" chart:label-cell-address="'Boss drops'.A20:'Boss drops'.A20" chart:class="chart:line">
            <chart:data-point chart:repeated="5"/>
          </chart:series>
          <chart:series chart:style-name="ch13" chart:values-cell-range-address="'Boss drops'.B21:'Boss drops'.F21" chart:label-cell-address="'Boss drops'.A21:'Boss drops'.A21" chart:class="chart:line">
            <chart:data-point chart:repeated="5"/>
          </chart:series>
          <chart:series chart:style-name="ch14" chart:values-cell-range-address="'Boss drops'.B22:'Boss drops'.F22" chart:label-cell-address="'Boss drops'.A22:'Boss drops'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oss drops'.B1:'Boss drops'.F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'Boss drops'.A15:'Boss drops'.A15">unique</text:p>
              </table:table-cell>
              <table:table-cell office:value-type="float" office:value="0.0306122448979592">
                <text:p text:id="'Boss drops'.B15:'Boss drops'.F15">0.030612244897959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0495867768595041">
                <text:p>0.0495867768595041</text:p>
              </table:table-cell>
              <table:table-cell office:value-type="float" office:value="0.0573770491803279">
                <text:p>0.0573770491803279</text:p>
              </table:table-cell>
            </table:table-row>
            <table:table-row>
              <table:table-cell office:value-type="string">
                <text:p text:id="'Boss drops'.A16:'Boss drops'.A16">double greater</text:p>
              </table:table-cell>
              <table:table-cell office:value-type="float" office:value="0.102040816326531">
                <text:p text:id="'Boss drops'.B16:'Boss drops'.F16">0.1020408163265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280373831775701">
                <text:p>0.28037383177570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 text:id="'Boss drops'.A17:'Boss drops'.A17">Greater + ego</text:p>
              </table:table-cell>
              <table:table-cell office:value-type="float" office:value="0.153061224489796">
                <text:p text:id="'Boss drops'.B17:'Boss drops'.F17">0.15306122448979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05607476635514">
                <text:p>0.205607476635514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 text:id="'Boss drops'.A18:'Boss drops'.A18">greater</text:p>
              </table:table-cell>
              <table:table-cell office:value-type="float" office:value="0.255102040816327">
                <text:p text:id="'Boss drops'.B18:'Boss drops'.F18">0.255102040816327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206611570247934">
                <text:p>0.206611570247934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 text:id="'Boss drops'.A19:'Boss drops'.A19">double ego</text:p>
              </table:table-cell>
              <table:table-cell office:value-type="float" office:value="0.459183673469388">
                <text:p text:id="'Boss drops'.B19:'Boss drops'.F19">0.459183673469388</text:p>
              </table:table-cell>
              <table:table-cell office:value-type="float" office:value="0.343137254901961">
                <text:p>0.343137254901961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 text:id="'Boss drops'.A20:'Boss drops'.A20">ego</text:p>
              </table:table-cell>
              <table:table-cell office:value-type="float" office:value="0">
                <text:p text:id="'Boss drops'.B20:'Boss drops'.F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1:'Boss drops'.A21">basic</text:p>
              </table:table-cell>
              <table:table-cell office:value-type="float" office:value="0">
                <text:p text:id="'Boss drops'.B21:'Boss drops'.F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2:'Boss drops'.A22">money</text:p>
              </table:table-cell>
              <table:table-cell office:value-type="float" office:value="0.0408163265306122">
                <text:p text:id="'Boss drops'.B22:'Boss drops'.F22">0.040816326530612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0327868852459016">
                <text:p>0.0327868852459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1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11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32cm" svg:height="11.776cm" xlink:href=".." chart:class="chart:line" chart:style-name="ch1">
        <chart:legend chart:legend-position="end" svg:x="19.618cm" svg:y="4.322cm" chart:style-name="ch2"/>
        <chart:plot-area chart:style-name="ch3" table:cell-range-address="'Boss drops'.B1:'Boss drops'.F1 'Boss drops'.A15:'Boss drops'.F22" chart:data-source-has-labels="both" svg:x="0.45cm" svg:y="0.235cm" svg:width="18.719cm" svg:height="11.071cm">
          <chart:axis chart:dimension="x" chart:name="primary-x" chart:style-name="ch4">
            <chart:categories table:cell-range-address="'Boss drops'.B1:'Boss drop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ss drops'.B15:'Boss drops'.F15" chart:label-cell-address="'Boss drops'.A15:'Boss drops'.A15" chart:class="chart:line">
            <chart:data-point chart:repeated="5"/>
          </chart:series>
          <chart:series chart:style-name="ch8" chart:values-cell-range-address="'Boss drops'.B16:'Boss drops'.F16" chart:label-cell-address="'Boss drops'.A16:'Boss drops'.A16" chart:class="chart:line">
            <chart:data-point chart:repeated="5"/>
          </chart:series>
          <chart:series chart:style-name="ch9" chart:values-cell-range-address="'Boss drops'.B17:'Boss drops'.F17" chart:label-cell-address="'Boss drops'.A17:'Boss drops'.A17" chart:class="chart:line">
            <chart:data-point chart:repeated="5"/>
          </chart:series>
          <chart:series chart:style-name="ch10" chart:values-cell-range-address="'Boss drops'.B18:'Boss drops'.F18" chart:label-cell-address="'Boss drops'.A18:'Boss drops'.A18" chart:class="chart:line">
            <chart:data-point chart:repeated="5"/>
          </chart:series>
          <chart:series chart:style-name="ch11" chart:values-cell-range-address="'Boss drops'.B19:'Boss drops'.F19" chart:label-cell-address="'Boss drops'.A19:'Boss drops'.A19" chart:class="chart:line">
            <chart:data-point chart:repeated="5"/>
          </chart:series>
          <chart:series chart:style-name="ch12" chart:values-cell-range-address="'Boss drops'.B20:'Boss drops'.F20" chart:label-cell-address="'Boss drops'.A20:'Boss drops'.A20" chart:class="chart:line">
            <chart:data-point chart:repeated="5"/>
          </chart:series>
          <chart:series chart:style-name="ch13" chart:values-cell-range-address="'Boss drops'.B21:'Boss drops'.F21" chart:label-cell-address="'Boss drops'.A21:'Boss drops'.A21" chart:class="chart:line">
            <chart:data-point chart:repeated="5"/>
          </chart:series>
          <chart:series chart:style-name="ch14" chart:values-cell-range-address="'Boss drops'.B22:'Boss drops'.F22" chart:label-cell-address="'Boss drops'.A22:'Boss drops'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oss drops'.B1:'Boss drops'.F1"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'Boss drops'.A15:'Boss drops'.A15">unique</text:p>
              </table:table-cell>
              <table:table-cell office:value-type="float" office:value="0.0306122448979592">
                <text:p text:id="'Boss drops'.B15:'Boss drops'.F15">0.030612244897959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467289719626168">
                <text:p>0.0467289719626168</text:p>
              </table:table-cell>
              <table:table-cell office:value-type="float" office:value="0.0495867768595041">
                <text:p>0.0495867768595041</text:p>
              </table:table-cell>
              <table:table-cell office:value-type="float" office:value="0.0573770491803279">
                <text:p>0.0573770491803279</text:p>
              </table:table-cell>
            </table:table-row>
            <table:table-row>
              <table:table-cell office:value-type="string">
                <text:p text:id="'Boss drops'.A16:'Boss drops'.A16">double greater</text:p>
              </table:table-cell>
              <table:table-cell office:value-type="float" office:value="0.102040816326531">
                <text:p text:id="'Boss drops'.B16:'Boss drops'.F16">0.1020408163265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280373831775701">
                <text:p>0.28037383177570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0983606557377">
                <text:p>0.40983606557377</text:p>
              </table:table-cell>
            </table:table-row>
            <table:table-row>
              <table:table-cell office:value-type="string">
                <text:p text:id="'Boss drops'.A17:'Boss drops'.A17">Greater + ego</text:p>
              </table:table-cell>
              <table:table-cell office:value-type="float" office:value="0.153061224489796">
                <text:p text:id="'Boss drops'.B17:'Boss drops'.F17">0.15306122448979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05607476635514">
                <text:p>0.205607476635514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 text:id="'Boss drops'.A18:'Boss drops'.A18">greater</text:p>
              </table:table-cell>
              <table:table-cell office:value-type="float" office:value="0.255102040816327">
                <text:p text:id="'Boss drops'.B18:'Boss drops'.F18">0.255102040816327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206611570247934">
                <text:p>0.206611570247934</text:p>
              </table:table-cell>
              <table:table-cell office:value-type="float" office:value="0.204918032786885">
                <text:p>0.204918032786885</text:p>
              </table:table-cell>
            </table:table-row>
            <table:table-row>
              <table:table-cell office:value-type="string">
                <text:p text:id="'Boss drops'.A19:'Boss drops'.A19">double ego</text:p>
              </table:table-cell>
              <table:table-cell office:value-type="float" office:value="0.459183673469388">
                <text:p text:id="'Boss drops'.B19:'Boss drops'.F19">0.459183673469388</text:p>
              </table:table-cell>
              <table:table-cell office:value-type="float" office:value="0.343137254901961">
                <text:p>0.343137254901961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 text:id="'Boss drops'.A20:'Boss drops'.A20">ego</text:p>
              </table:table-cell>
              <table:table-cell office:value-type="float" office:value="0">
                <text:p text:id="'Boss drops'.B20:'Boss drops'.F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1:'Boss drops'.A21">basic</text:p>
              </table:table-cell>
              <table:table-cell office:value-type="float" office:value="0">
                <text:p text:id="'Boss drops'.B21:'Boss drops'.F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Boss drops'.A22:'Boss drops'.A22">money</text:p>
              </table:table-cell>
              <table:table-cell office:value-type="float" office:value="0.0408163265306122">
                <text:p text:id="'Boss drops'.B22:'Boss drops'.F22">0.0408163265306122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0327868852459016">
                <text:p>0.0327868852459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